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officeooo:rsid="0004598c" officeooo:paragraph-rsid="00052b54"/>
    </style:style>
    <style:style style:name="P2" style:family="paragraph" style:parent-style-name="Standard">
      <style:text-properties style:font-name="LM Mono 10" officeooo:rsid="00052b54" officeooo:paragraph-rsid="00052b54"/>
    </style:style>
    <style:style style:name="P3" style:family="paragraph" style:parent-style-name="Standard">
      <style:text-properties style:font-name="LM Mono 10" officeooo:rsid="00081b00" officeooo:paragraph-rsid="00081b00"/>
    </style:style>
    <style:style style:name="P4" style:family="paragraph" style:parent-style-name="Standard">
      <style:text-properties style:font-name="LM Mono 10" officeooo:rsid="00081b00" officeooo:paragraph-rsid="00081b00"/>
    </style:style>
    <style:style style:name="P5" style:family="paragraph" style:parent-style-name="Standard">
      <style:text-properties style:font-name="LM Mono 10" officeooo:rsid="000aae24" officeooo:paragraph-rsid="000aae24"/>
    </style:style>
    <style:style style:name="T1" style:family="text">
      <style:text-properties officeooo:rsid="0004df37"/>
    </style:style>
    <style:style style:name="T2" style:family="text">
      <style:text-properties officeooo:rsid="00053a9d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91e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<text:span text:style-name="T1">To find the first root I ran bisect with limits 0 and 0.5 which converged to 0.3639226269 after 32 iterations and newton with initial guess 0.25 which converged to same value after 4 iterations. For second root I used limits 0.5 and 0.7 with bisect to find value 0.5718029815 after 33 iterations. Newton’s method converged to same value after 4 iterations when given initial guess 0.6.</text:span></text:p>
      <text:p text:style-name="P1"/>
      <text:p text:style-name="P2">In general Newton’s method is faster but <text:span text:style-name="T2">it’s efficiency is also somewhat more difficult to predict. Bisection method’s use of binary search ensures logarithmic time complexity and it will always find a root in given range. Newton’s method on the other hand requires a good initial guess and for some functions the found root might be quite far from the closest root.</text:span></text:p>
      <text:p text:style-name="P2"/>
      <text:p text:style-name="P2"/>
      <text:p text:style-name="P3">2.<text:tab/>Results with different values of B using reasonable initial guesses are shown below.</text:p>
      <text:p text:style-name="P3"/>
      <text:p text:style-name="P3">x0<text:tab/>B<text:tab/>iterations<text:tab/>result</text:p>
      <text:p text:style-name="P3">-0.7<text:tab/>0.1<text:tab/>3<text:tab/><text:tab/>-0.7164258891</text:p>
      <text:p text:style-name="P3">-0.5<text:tab/>1<text:tab/>3<text:tab/><text:tab/>-0.5884017765</text:p>
      <text:p text:style-name="P3">-0.3<text:tab/>10<text:tab/>3<text:tab/><text:tab/>-0.3264020101</text:p>
      <text:p text:style-name="P3">-0.1<text:tab/>100<text:tab/>5<text:tab/><text:tab/>-0.1398945646</text:p>
      <text:p text:style-name="P3"/>
      <text:p text:style-name="P3">When x<text:span text:style-name="T3">0</text:span><text:span text:style-name="T4">=1 first two values of B produce results after 4 and 5 iterations but with greater values of B </text:span><text:span text:style-name="T5">iteration </text:span><text:span text:style-name="T4">get</text:span><text:span text:style-name="T5">s</text:span><text:span text:style-name="T4"> stuck in a loop where we never get an answer. This is easy to understand when looking at </text:span><text:span text:style-name="T5">plots of </text:span><text:span text:style-name="T4">g(10) and g(100). </text:span><text:span text:style-name="T5">Next value of x we get from x=0 is quite far from zero but there g(x) is almost linear which in turn results in next x value being very close to zero.</text:span></text:p>
      <text:p text:style-name="P3"/>
      <text:p text:style-name="P5"><text:span text:style-name="T5">4.<text:tab/></text:span><text:span text:style-name="T4">My function gives results that are compatible with ones from WolframAlpha. For example when given array [1, -6, 10, 3] corresponding to polynomial 3x³+10x²-6x+1 my function outputs these three solutions:</text:span></text:p>
      <text:p text:style-name="P5"><text:span text:style-name="T4">-3.872084 + 0.000000*i</text:span></text:p>
      <text:p text:style-name="P5"><text:span text:style-name="T4">0.269375 + 0.116290*i</text:span></text:p>
      <text:p text:style-name="P5"><text:span text:style-name="T4">0.269375 + -0.116290*i</text:span></text:p>
      <text:p text:style-name="P5"/>
      <text:p text:style-name="P5"/>
      <text:p text:style-name="P5"/>
      <text:p text:style-name="P5"/>
      <text:p text:style-name="P5"><text:span text:style-name="T4">Makefile can be found in tar archi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20:40:53.897243363</meta:creation-date>
    <dc:date>2017-02-14T15:25:13.324841482</dc:date>
    <meta:editing-duration>PT7M42S</meta:editing-duration>
    <meta:editing-cycles>2</meta:editing-cycles>
    <meta:generator>LibreOffice/4.2.8.2$Linux_X86_64 LibreOffice_project/420m0$Build-2</meta:generator>
    <dc:creator>Anni </dc:creator>
    <meta:document-statistic meta:table-count="0" meta:image-count="0" meta:object-count="0" meta:page-count="1" meta:paragraph-count="14" meta:word-count="291" meta:character-count="1654" meta:non-whitespace-character-count="1375"/>
  </office:meta>
</office:document-meta>
</file>